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No_20_Spacing">
      <style:text-properties fo:language="en" fo:country="GB"/>
    </style:style>
    <style:style style:name="P3" style:family="paragraph" style:parent-style-name="No_20_Spacing">
      <style:text-properties officeooo:rsid="0001919c" officeooo:paragraph-rsid="0001919c"/>
    </style:style>
    <style:style style:name="P4" style:family="paragraph" style:parent-style-name="No_20_Spacing">
      <style:text-properties officeooo:paragraph-rsid="00056e01"/>
    </style:style>
    <style:style style:name="P5" style:family="paragraph" style:parent-style-name="Preformatted_20_Text">
      <style:text-properties fo:color="#a9b7c6" style:font-name="Source Code Pro" fo:font-size="11.3000001907349pt" fo:language="en" fo:country="GB" officeooo:rsid="00085957" officeooo:paragraph-rsid="00085957"/>
    </style:style>
    <style:style style:name="P6" style:family="paragraph" style:parent-style-name="Preformatted_20_Text">
      <style:text-properties fo:color="#a9b7c6" style:font-name="Source Code Pro" fo:font-size="11.3000001907349pt"/>
    </style:style>
    <style:style style:name="P7" style:family="paragraph" style:parent-style-name="Preformatted_20_Text">
      <style:text-properties fo:color="#a9b7c6" style:font-name="Source Code Pro" fo:font-size="11.3000001907349pt" officeooo:rsid="00085957" officeooo:paragraph-rsid="00085957"/>
    </style:style>
    <style:style style:name="P8" style:family="paragraph" style:parent-style-name="Preformatted_20_Text">
      <style:text-properties fo:color="#a9b7c6" style:font-name="Source Code Pro" fo:font-size="11.3000001907349pt" officeooo:rsid="000955c6" officeooo:paragraph-rsid="000955c6"/>
    </style:style>
    <style:style style:name="P9" style:family="paragraph" style:parent-style-name="Standard" style:master-page-name="Standard">
      <style:paragraph-properties style:page-number="auto"/>
      <style:text-properties fo:language="en" fo:country="GB" fo:font-weight="bold" style:font-weight-asian="bold"/>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officeooo:rsid="00085957" officeooo:paragraph-rsid="00085957"/>
    </style:style>
    <style:style style:name="P13" style:family="paragraph" style:parent-style-name="Standard">
      <style:text-properties fo:language="en" fo:country="GB" officeooo:rsid="00095db2" officeooo:paragraph-rsid="00095db2"/>
    </style:style>
    <style:style style:name="P14" style:family="paragraph" style:parent-style-name="Standard">
      <style:text-properties officeooo:paragraph-rsid="00085957"/>
    </style:style>
    <style:style style:name="P15" style:family="paragraph" style:parent-style-name="No_20_Spacing">
      <style:text-properties fo:language="en" fo:country="GB"/>
    </style:style>
    <style:style style:name="P16" style:family="paragraph" style:parent-style-name="No_20_Spacing">
      <style:text-properties fo:language="en" fo:country="GB" officeooo:rsid="0001919c" officeooo:paragraph-rsid="0001919c"/>
    </style:style>
    <style:style style:name="P17" style:family="paragraph" style:parent-style-name="No_20_Spacing">
      <style:text-properties fo:language="en" fo:country="GB" fo:font-weight="bold" officeooo:rsid="000260c4" officeooo:paragraph-rsid="000260c4" style:font-weight-asian="bold" style:font-weight-complex="bold"/>
    </style:style>
    <style:style style:name="P18" style:family="paragraph" style:parent-style-name="No_20_Spacing">
      <style:text-properties fo:language="en" fo:country="GB" officeooo:rsid="000955c6" officeooo:paragraph-rsid="000955c6"/>
    </style:style>
    <style:style style:name="P19" style:family="paragraph" style:parent-style-name="No_20_Spacing">
      <style:text-properties officeooo:rsid="000955c6" officeooo:paragraph-rsid="000955c6"/>
    </style:style>
    <style:style style:name="P20" style:family="paragraph" style:parent-style-name="No_20_Spacing">
      <style:text-properties officeooo:paragraph-rsid="000955c6"/>
    </style:style>
    <style:style style:name="P21" style:family="paragraph" style:parent-style-name="No_20_Spacing">
      <style:text-properties style:text-position="sub 58%" fo:font-style="italic" style:text-underline-style="solid" style:text-underline-width="auto" style:text-underline-color="font-color" fo:font-weight="bold" officeooo:rsid="000955c6" officeooo:paragraph-rsid="000955c6" style:font-style-asian="italic" style:font-weight-asian="bold" style:font-style-complex="italic" style:font-weight-complex="bold"/>
    </style:style>
    <style:style style:name="T1" style:family="text">
      <style:text-properties fo:language="en" fo:country="GB"/>
    </style:style>
    <style:style style:name="T2" style:family="text">
      <style:text-properties fo:language="en" fo:country="GB" fo:font-weight="bold" officeooo:rsid="000955c6" style:font-weight-asian="bold" style:font-weight-complex="bold"/>
    </style:style>
    <style:style style:name="T3" style:family="text">
      <style:text-properties fo:language="en" fo:country="GB" officeooo:rsid="0001919c"/>
    </style:style>
    <style:style style:name="T4" style:family="text">
      <style:text-properties fo:language="en" fo:country="GB" officeooo:rsid="00069730"/>
    </style:style>
    <style:style style:name="T5" style:family="text">
      <style:text-properties fo:language="en" fo:country="GB" officeooo:rsid="0007daaa"/>
    </style:style>
    <style:style style:name="T6" style:family="text">
      <style:text-properties fo:language="en" fo:country="GB" officeooo:rsid="00085957"/>
    </style:style>
    <style:style style:name="T7" style:family="text">
      <style:text-properties fo:language="en" fo:country="GB" officeooo:rsid="000955c6"/>
    </style:style>
    <style:style style:name="T8" style:family="text">
      <style:text-properties officeooo:rsid="00085957"/>
    </style:style>
    <style:style style:name="T9" style:family="text">
      <style:text-properties fo:font-weight="bold" style:font-weight-asian="bold"/>
    </style:style>
    <style:style style:name="T10" style:family="text">
      <style:text-properties fo:color="#cc7832"/>
    </style:style>
    <style:style style:name="T11" style:family="text">
      <style:text-properties fo:color="#cc7832" fo:font-weight="bold"/>
    </style:style>
    <style:style style:name="T12" style:family="text">
      <style:text-properties fo:color="#cc7832" officeooo:rsid="000955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ftware design for <text:span text:style-name="T8">storagemanager</text:span></text:p>
      <text:p text:style-name="P13"/>
      <text:p text:style-name="P13"/>
      <text:p text:style-name="P1">The <text:span text:style-name="T8">storagemanager</text:span> is a class that oversees the functionalities which are expected of a class that <text:s/>manages the storage and retrieval of node<text:span text:style-name="T8">s</text:span> <text:span text:style-name="T8">and vertices </text:span>entries in a file.</text:p>
      <text:p text:style-name="P12">This class contains the following public functions:</text:p>
      <text:p text:style-name="P5"><text:span text:style-name="T11">void </text:span>storageSetGraph(Graph * graph)<text:span text:style-name="T10">;</text:span></text:p>
      <text:p text:style-name="P5"><text:span text:style-name="T10">a function called in the graph constructor to pass itself to the storagemanager</text:span></text:p>
      <text:p text:style-name="P6"><text:span text:style-name="T11">void </text:span>getNodeEntryFromScreen()<text:span text:style-name="T10">;</text:span></text:p>
      <text:p text:style-name="P7"><text:span text:style-name="T10">a function called by a graph to get node input from the user</text:span></text:p>
      <text:p text:style-name="P6"><text:span text:style-name="T11">void </text:span>getVerticeEntryFromScreen()<text:span text:style-name="T10">;</text:span></text:p>
      <text:p text:style-name="P7"><text:span text:style-name="T10">a function called by a graph to get vertice input from the user</text:span></text:p>
      <text:p text:style-name="P6"><text:span text:style-name="T11">void </text:span>storeGraphOnDisk()<text:span text:style-name="T10">;</text:span></text:p>
      <text:p text:style-name="P7"><text:span text:style-name="T10">a function called by a graph to save it´s current nodes and vertices to <text:s/>a file</text:span></text:p>
      <text:p text:style-name="P6"><text:span text:style-name="T11">void </text:span>RunGraphFactory()<text:span text:style-name="T10">;</text:span></text:p>
      <text:p text:style-name="P7"><text:span text:style-name="T10">a function called after a graph has initialized it´s storagemanager. This function handles the opening of the files and the calling of the individual node and vertice factories </text:span></text:p>
      <text:p text:style-name="P12"/>
      <text:p text:style-name="P12">And the following private functions:</text:p>
      <text:p text:style-name="P5"><text:span text:style-name="T11">void </text:span>RunNodeFactory()<text:span text:style-name="T10">;</text:span></text:p>
      <text:p text:style-name="P5"><text:span text:style-name="T10">this function takes care of initializing the nodes of </text:span><text:span text:style-name="T12">a</text:span><text:span text:style-name="T10"> graph at runtime</text:span></text:p>
      <text:p text:style-name="P6"><text:span text:style-name="T11">void </text:span>RunVerticeFactory()<text:span text:style-name="T10">;</text:span></text:p>
      <text:p text:style-name="P8"><text:span text:style-name="T10">this function takes care of initializing the vertices of a graph at runtime</text:span></text:p>
      <text:p text:style-name="P6"><text:span text:style-name="T11">void </text:span>closeFiles()<text:span text:style-name="T10">;</text:span></text:p>
      <text:p text:style-name="P8"><text:span text:style-name="T10">this closes the files opened by RunGraphFactory</text:span></text:p>
      <text:p text:style-name="P12"/>
      <text:p text:style-name="P14"><text:span text:style-name="T6">- </text:span></text:p>
      <text:p text:style-name="P1"/>
      <text:p text:style-name="P11"/>
      <text:p text:style-name="P11"/>
      <text:p text:style-name="P11"/>
      <text:p text:style-name="P11"><text:soft-page-break/></text:p>
      <text:p text:style-name="P11">Storage format</text:p>
      <text:p text:style-name="P19"><text:span text:style-name="T1">There are two files. One for nodes and one for vertices.</text:span></text:p>
      <text:p text:style-name="P19"><text:span text:style-name="T1"/></text:p>
      <text:p text:style-name="P4"><text:span text:style-name="T1">The format for storing a node is<text:tab/> (</text:span><text:span text:style-name="T3">Name</text:span><text:span text:style-name="T1">)</text:span><text:span text:style-name="T3">[x,y]-</text:span><text:span text:style-name="T4">id</text:span></text:p>
      <text:p text:style-name="P2"/>
      <text:p text:style-name="P3"><text:span text:style-name="T7">T</text:span><text:span text:style-name="T1">he format for storing a vertice is (</text:span><text:span text:style-name="T5">id</text:span><text:span text:style-name="T1">node1)-(</text:span><text:span text:style-name="T5">id</text:span><text:span text:style-name="T1">node2)[weight]</text:span></text:p>
      <text:p text:style-name="P16"/>
      <text:p text:style-name="P18">if the entries are entered manual (this means not by a function of the storagemanager itself) make sure not the add a newline add the end of the last entries in both files. </text:p>
      <text:p text:style-name="P2"/>
      <text:p text:style-name="P1"><text:span text:style-name="T9"/></text:p>
      <text:p text:style-name="P11">The process of creating a graph</text:p>
      <text:p text:style-name="P20"><text:span text:style-name="T1">The factory creates nodes found in the </text:span><text:span text:style-name="T7">node</text:span><text:span text:style-name="T1"> file </text:span><text:span text:style-name="T7">and addes them to the graph.</text:span></text:p>
      <text:p text:style-name="P19"><text:span text:style-name="T1">Afther this process is finished the factory then runs through the vertice fiile.</text:span></text:p>
      <text:p text:style-name="P19"><text:span text:style-name="T1">After obtaining the id of the nodes involved in the vertice, it wil match these id´s</text:span></text:p>
      <text:p text:style-name="P19"><text:span text:style-name="T1">with the nodes created in the previous step. If a match is found the adress of the match will be passed to the vertice.</text:span></text:p>
      <text:p text:style-name="P20"><text:span text:style-name="T7"/></text:p>
      <text:p text:style-name="P20"><text:span text:style-name="T1"><text:s/></text:span><text:span text:style-name="T2">The process of storing a graph</text:span></text:p>
      <text:p text:style-name="P20"><text:span text:style-name="T2"/></text:p>
      <text:p text:style-name="P21"><text:span text:style-name="T7"/></text:p>
      <text:p text:style-name="P19"><text:span text:style-name="T1">the storagemanager will iterate over all the nodes and vertices contained in the vectors of the graphclass. For each element a formatted string will be made containing the necessary data to rebuild the graph. Depending on the type of element the data will be writen to the nodes or the vertices file.</text:span></text:p>
      <text:p text:style-name="P18"/>
      <text:p text:style-name="P17">Workflow diagram string parser</text:p>
      <text:p text:style-name="P17"/>
      <text:p text:style-name="P17">workflow diagram factory function</text:p>
      <text:p text:style-name="P2"/>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Ruizenaar</meta:initial-creator>
    <meta:editing-cycles>7</meta:editing-cycles>
    <meta:creation-date>2017-05-19T09:44:00</meta:creation-date>
    <dc:date>2017-05-24T03:18:25.626628449</dc:date>
    <meta:editing-duration>P1DT3H58M47S</meta:editing-duration>
    <meta:generator>LibreOffice/5.1.6.2$Linux_X86_64 LibreOffice_project/10m0$Build-2</meta:generator>
    <meta:document-statistic meta:table-count="0" meta:image-count="0" meta:object-count="0" meta:page-count="2" meta:paragraph-count="35" meta:word-count="382" meta:character-count="2299" meta:non-whitespace-character-count="19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